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17in"/>
    </style:style>
    <style:style style:name="co2" style:family="table-column">
      <style:table-column-properties fo:break-before="auto" style:column-width="0.3937in"/>
    </style:style>
    <style:style style:name="co3" style:family="table-column">
      <style:table-column-properties fo:break-before="auto" style:column-width="0.1846in"/>
    </style:style>
    <style:style style:name="co4" style:family="table-column">
      <style:table-column-properties fo:break-before="auto" style:column-width="0.173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er Match data" table:style-name="ta1">
        <table:shapes>
          <draw:frame draw:z-index="0" draw:style-name="gr1" draw:text-style-name="P1" svg:width="6.2961in" svg:height="3.5382in" svg:x="10.3673in" svg:y="0.1677in">
            <draw:object draw:notify-on-update-of-ranges="'Per Match data'.G5:'Per Match data'.G6 'Per Match data'.G7:'Per Match data'.G11 'Per Match data'.H5:'Per Match data'.H6 'Per Match data'.H7:'Per Match data'.H11 'Per Match data'.I5:'Per Match data'.I6 'Per Match data'.I7:'Per Match data'.I11 'Per Match data'.J5:'Per Match data'.J6 'Per Match data'.J7:'Per Match data'.J11 'Per Match data'.K5:'Per Match data'.K6 'Per Match data'.K7:'Per Match data'.K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6.6276in" svg:x="10.4303in" svg:y="3.9547in">
            <draw:object draw:notify-on-update-of-ranges="'Per Match data'.S3:'Per Match data'.S6 'Per Match data'.S7:'Per Match data'.S11 'Per Match data'.T3:'Per Match data'.T6 'Per Match data'.T7:'Per Match data'.T11 'Per Match data'.U3:'Per Match data'.U6 'Per Match data'.U7:'Per Match data'.U11 'Per Match data'.V3:'Per Match data'.V6 'Per Match data'.V7:'Per Match data'.V11 'Per Match data'.W3:'Per Match data'.W6 'Per Match data'.W7:'Per Match data'.W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31in" svg:height="6.561in" svg:x="17.013in" svg:y="3.9791in">
            <draw:object draw:notify-on-update-of-ranges="'Per Match data'.A3:'Per Match data'.A6 'Per Match data'.A7:'Per Match data'.A11 'Per Match data'.B3:'Per Match data'.B6 'Per Match data'.B7:'Per Match data'.B11 'Per Match data'.C3:'Per Match data'.C6 'Per Match data'.C7:'Per Match data'.C11 'Per Match data'.D3:'Per Match data'.D6 'Per Match data'.D7:'Per Match data'.D11 'Per Match data'.E3:'Per Match data'.E6 'Per Match data'.E7:'Per Match data'.E1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21in" svg:height="3.5378in" svg:x="16.8264in" svg:y="0.1996in">
            <draw:object draw:notify-on-update-of-ranges="'Per Match data'.G13:'Per Match data'.G16 'Per Match data'.G17:'Per Match data'.G21 'Per Match data'.H13:'Per Match data'.H16 'Per Match data'.H17:'Per Match data'.H21 'Per Match data'.I13:'Per Match data'.I16 'Per Match data'.I17:'Per Match data'.I21 'Per Match data'.J13:'Per Match data'.J16 'Per Match data'.J17:'Per Match data'.J21 'Per Match data'.K13:'Per Match data'.K16 'Per Match data'.K17:'Per Match data'.K2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21in" svg:height="3.5382in" svg:x="0.1094in" svg:y="5.7323in">
            <draw:object draw:notify-on-update-of-ranges="'Per Match data'.G23:'Per Match data'.G26 'Per Match data'.G27:'Per Match data'.G31 'Per Match data'.H23:'Per Match data'.H26 'Per Match data'.H27:'Per Match data'.H31 'Per Match data'.I23:'Per Match data'.I26 'Per Match data'.I27:'Per Match data'.I31 'Per Match data'.J23:'Per Match data'.J26 'Per Match data'.J27:'Per Match data'.J31 'Per Match data'.K23:'Per Match data'.K26 'Per Match data'.K27:'Per Match data'.K3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3031in" svg:height="3.5378in" svg:x="0.1425in" svg:y="9.4276in">
            <draw:object draw:notify-on-update-of-ranges="'Per Match data'.M23:'Per Match data'.M26 'Per Match data'.M27:'Per Match data'.M31 'Per Match data'.N23:'Per Match data'.N26 'Per Match data'.N27:'Per Match data'.N31 'Per Match data'.O23:'Per Match data'.O26 'Per Match data'.O27:'Per Match data'.O31 'Per Match data'.P23:'Per Match data'.P26 'Per Match data'.P27:'Per Match data'.P31 'Per Match data'.Q23:'Per Match data'.Q26 'Per Match data'.Q27:'Per Match data'.Q3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1" table:default-cell-style-name="ce6"/>
        <table:table-column table:style-name="co2" table:number-columns-repeated="4" table:default-cell-style-name="ce2"/>
        <table:table-column table:style-name="co4" table:default-cell-style-name="ce2"/>
        <table:table-column table:style-name="co1" table:default-cell-style-name="ce2"/>
        <table:table-column table:style-name="co2" table:number-columns-repeated="4" table:default-cell-style-name="ce2"/>
        <table:table-column table:style-name="co5" table:default-cell-style-name="ce2"/>
        <table:table-column table:style-name="co1" table:default-cell-style-name="ce2"/>
        <table:table-column table:style-name="co2" table:number-columns-repeated="4" table:default-cell-style-name="ce2"/>
        <table:table-column table:style-name="co5" table:number-columns-repeated="996" table:default-cell-style-name="ce2"/>
        <table:table-row table:style-name="ro1">
          <table:table-cell table:style-name="ce1" office:value-type="string" calcext:value-type="string" table:number-columns-spanned="17" table:number-rows-spanned="1">
            <text:p>All numbers are average per match</text:p>
          </table:table-cell>
          <table:covered-table-cell table:number-columns-repeated="5"/>
          <table:covered-table-cell table:style-name="ce1"/>
          <table:covered-table-cell table:number-columns-repeated="5"/>
          <table:covered-table-cell table:style-name="ce1"/>
          <table:covered-table-cell table:number-columns-repeated="4"/>
          <table:table-cell table:number-columns-repeated="1002"/>
        </table:table-row>
        <table:table-row table:style-name="ro1"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1006"/>
        </table:table-row>
        <table:table-row table:style-name="ro1">
          <table:table-cell table:style-name="ce1" office:value-type="string" calcext:value-type="string" table:number-columns-spanned="5" table:number-rows-spanned="1">
            <text:p>Autonomous Movement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Teleop high goals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Teleop Challenges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Challenge + Scale</text:p>
          </table:table-cell>
          <table:covered-table-cell table:number-columns-repeated="4"/>
          <table:table-cell table:number-columns-repeated="996"/>
        </table:table-row>
        <table:table-row table:style-name="ro1">
          <table:table-cell table:number-columns-repeated="6"/>
          <table:table-cell table:style-name="ce2"/>
          <table:table-cell table:number-columns-repeated="1012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qm</text:p>
          </table:table-cell>
          <table:table-cell table:style-name="ce3" office:value-type="string" calcext:value-type="string">
            <text:p>qf</text:p>
          </table:table-cell>
          <table:table-cell table:style-name="ce3" office:value-type="string" calcext:value-type="string">
            <text:p>sf</text:p>
          </table:table-cell>
          <table:table-cell table:style-name="ce3" office:value-type="string" calcext:value-type="string">
            <text:p>f1</text:p>
          </table:table-cell>
          <table:table-cell/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qm</text:p>
          </table:table-cell>
          <table:table-cell table:style-name="ce3" office:value-type="string" calcext:value-type="string">
            <text:p>qf</text:p>
          </table:table-cell>
          <table:table-cell table:style-name="ce3" office:value-type="string" calcext:value-type="string">
            <text:p>sf</text:p>
          </table:table-cell>
          <table:table-cell table:style-name="ce3" office:value-type="string" calcext:value-type="string">
            <text:p>f1</text:p>
          </table:table-cell>
          <table:table-cell/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qm</text:p>
          </table:table-cell>
          <table:table-cell table:style-name="ce3" office:value-type="string" calcext:value-type="string">
            <text:p>qf</text:p>
          </table:table-cell>
          <table:table-cell table:style-name="ce3" office:value-type="string" calcext:value-type="string">
            <text:p>sf</text:p>
          </table:table-cell>
          <table:table-cell table:style-name="ce3" office:value-type="string" calcext:value-type="string">
            <text:p>f1</text:p>
          </table:table-cell>
          <table:table-cell/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qm</text:p>
          </table:table-cell>
          <table:table-cell table:style-name="ce3" office:value-type="string" calcext:value-type="string">
            <text:p>qf</text:p>
          </table:table-cell>
          <table:table-cell table:style-name="ce3" office:value-type="string" calcext:value-type="string">
            <text:p>sf</text:p>
          </table:table-cell>
          <table:table-cell table:style-name="ce3" office:value-type="string" calcext:value-type="string">
            <text:p>f1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Week</text:p>
          </table:table-cell>
          <table:table-cell table:style-name="ce4" table:number-columns-repeated="4"/>
          <table:table-cell/>
          <table:table-cell table:style-name="ce4" office:value-type="string" calcext:value-type="string">
            <text:p>Week</text:p>
          </table:table-cell>
          <table:table-cell table:style-name="ce4" table:number-columns-repeated="4"/>
          <table:table-cell/>
          <table:table-cell table:style-name="ce4" office:value-type="string" calcext:value-type="string">
            <text:p>Week</text:p>
          </table:table-cell>
          <table:table-cell table:style-name="ce4" table:number-columns-repeated="4"/>
          <table:table-cell/>
          <table:table-cell table:style-name="ce4" office:value-type="string" calcext:value-type="string">
            <text:p>Week</text:p>
          </table:table-cell>
          <table:table-cell table:style-name="ce4" table:number-columns-repeated="4"/>
          <table:table-cell table:number-columns-repeated="99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float" office:value="3.833974" calcext:value-type="float">
            <text:p>3.83</text:p>
          </table:table-cell>
          <table:table-cell table:style-name="ce5" office:value-type="float" office:value="5.283019" calcext:value-type="float">
            <text:p>5.28</text:p>
          </table:table-cell>
          <table:table-cell table:style-name="ce5" office:value-type="float" office:value="5.45" calcext:value-type="float">
            <text:p>5.45</text:p>
          </table:table-cell>
          <table:table-cell table:style-name="ce5" office:value-type="float" office:value="5.4" calcext:value-type="float">
            <text:p>5.4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float" office:value="1.551115" calcext:value-type="float">
            <text:p>1.55</text:p>
          </table:table-cell>
          <table:table-cell table:style-name="ce5" office:value-type="float" office:value="2.90566" calcext:value-type="float">
            <text:p>2.91</text:p>
          </table:table-cell>
          <table:table-cell table:style-name="ce5" office:value-type="float" office:value="3.2375" calcext:value-type="float">
            <text:p>3.24</text:p>
          </table:table-cell>
          <table:table-cell table:style-name="ce5" office:value-type="float" office:value="3.35" calcext:value-type="float">
            <text:p>3.35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float" office:value="3.106841" calcext:value-type="float">
            <text:p>3.11</text:p>
          </table:table-cell>
          <table:table-cell table:style-name="ce5" office:value-type="float" office:value="4.232704" calcext:value-type="float">
            <text:p>4.23</text:p>
          </table:table-cell>
          <table:table-cell table:style-name="ce5" office:value-type="float" office:value="4.3375" calcext:value-type="float">
            <text:p>4.34</text:p>
          </table:table-cell>
          <table:table-cell table:style-name="ce5" office:value-type="float" office:value="4.15" calcext:value-type="float">
            <text:p>4.15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table:formula="of:=[.N7]+[.N17]" office:value-type="float" office:value="3.272867" calcext:value-type="float">
            <text:p>3.27</text:p>
          </table:table-cell>
          <table:table-cell table:style-name="ce5" table:formula="of:=[.O7]+[.O17]" office:value-type="float" office:value="4.566037" calcext:value-type="float">
            <text:p>4.57</text:p>
          </table:table-cell>
          <table:table-cell table:style-name="ce5" table:formula="of:=[.P7]+[.P17]" office:value-type="float" office:value="4.825" calcext:value-type="float">
            <text:p>4.83</text:p>
          </table:table-cell>
          <table:table-cell table:style-name="ce5" table:formula="of:=[.Q7]+[.Q17]" office:value-type="float" office:value="4.9" calcext:value-type="float">
            <text:p>4.90</text:p>
          </table:table-cell>
          <table:table-cell table:number-columns-repeated="99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" office:value-type="float" office:value="4.121436" calcext:value-type="float">
            <text:p>4.12</text:p>
          </table:table-cell>
          <table:table-cell table:style-name="ce5" office:value-type="float" office:value="5.484848" calcext:value-type="float">
            <text:p>5.48</text:p>
          </table:table-cell>
          <table:table-cell table:style-name="ce5" office:value-type="float" office:value="5.530973" calcext:value-type="float">
            <text:p>5.53</text:p>
          </table:table-cell>
          <table:table-cell table:style-name="ce5" office:value-type="float" office:value="5.603448" calcext:value-type="float">
            <text:p>5.6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float" office:value="1.764995" calcext:value-type="float">
            <text:p>1.76</text:p>
          </table:table-cell>
          <table:table-cell table:style-name="ce5" office:value-type="float" office:value="3.307359" calcext:value-type="float">
            <text:p>3.31</text:p>
          </table:table-cell>
          <table:table-cell table:style-name="ce5" office:value-type="float" office:value="4.256637" calcext:value-type="float">
            <text:p>4.26</text:p>
          </table:table-cell>
          <table:table-cell table:style-name="ce5" office:value-type="float" office:value="5.482759" calcext:value-type="float">
            <text:p>5.48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float" office:value="3.334317" calcext:value-type="float">
            <text:p>3.33</text:p>
          </table:table-cell>
          <table:table-cell table:style-name="ce5" office:value-type="float" office:value="4.103896" calcext:value-type="float">
            <text:p>4.10</text:p>
          </table:table-cell>
          <table:table-cell table:style-name="ce5" office:value-type="float" office:value="4.39823" calcext:value-type="float">
            <text:p>4.40</text:p>
          </table:table-cell>
          <table:table-cell table:style-name="ce5" office:value-type="float" office:value="4.293103" calcext:value-type="float">
            <text:p>4.2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5" table:formula="of:=[.N8]+[.N18]" office:value-type="float" office:value="3.484268" calcext:value-type="float">
            <text:p>3.48</text:p>
          </table:table-cell>
          <table:table-cell table:style-name="ce5" table:formula="of:=[.O8]+[.O18]" office:value-type="float" office:value="4.528138" calcext:value-type="float">
            <text:p>4.53</text:p>
          </table:table-cell>
          <table:table-cell table:style-name="ce5" table:formula="of:=[.P8]+[.P18]" office:value-type="float" office:value="4.884956" calcext:value-type="float">
            <text:p>4.88</text:p>
          </table:table-cell>
          <table:table-cell table:style-name="ce5" table:formula="of:=[.Q8]+[.Q18]" office:value-type="float" office:value="4.896551" calcext:value-type="float">
            <text:p>4.90</text:p>
          </table:table-cell>
          <table:table-cell table:number-columns-repeated="99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5" office:value-type="float" office:value="4.408898" calcext:value-type="float">
            <text:p>4.41</text:p>
          </table:table-cell>
          <table:table-cell table:style-name="ce5" office:value-type="float" office:value="5.438503" calcext:value-type="float">
            <text:p>5.44</text:p>
          </table:table-cell>
          <table:table-cell table:style-name="ce5" office:value-type="float" office:value="5.5" calcext:value-type="float">
            <text:p>5.50</text:p>
          </table:table-cell>
          <table:table-cell table:style-name="ce5" office:value-type="float" office:value="5.653061" calcext:value-type="float">
            <text:p>5.65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float" office:value="2.164548" calcext:value-type="float">
            <text:p>2.16</text:p>
          </table:table-cell>
          <table:table-cell table:style-name="ce5" office:value-type="float" office:value="3.090909" calcext:value-type="float">
            <text:p>3.09</text:p>
          </table:table-cell>
          <table:table-cell table:style-name="ce5" office:value-type="float" office:value="3.922222" calcext:value-type="float">
            <text:p>3.92</text:p>
          </table:table-cell>
          <table:table-cell table:style-name="ce5" office:value-type="float" office:value="3.918367" calcext:value-type="float">
            <text:p>3.9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float" office:value="3.647599" calcext:value-type="float">
            <text:p>3.65</text:p>
          </table:table-cell>
          <table:table-cell table:style-name="ce5" office:value-type="float" office:value="4.197861" calcext:value-type="float">
            <text:p>4.20</text:p>
          </table:table-cell>
          <table:table-cell table:style-name="ce5" office:value-type="float" office:value="4.511111" calcext:value-type="float">
            <text:p>4.51</text:p>
          </table:table-cell>
          <table:table-cell table:style-name="ce5" office:value-type="float" office:value="4.489796" calcext:value-type="float">
            <text:p>4.49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5" table:formula="of:=[.N9]+[.N19]" office:value-type="float" office:value="3.857345" calcext:value-type="float">
            <text:p>3.86</text:p>
          </table:table-cell>
          <table:table-cell table:style-name="ce5" table:formula="of:=[.O9]+[.O19]" office:value-type="float" office:value="4.593583" calcext:value-type="float">
            <text:p>4.59</text:p>
          </table:table-cell>
          <table:table-cell table:style-name="ce5" table:formula="of:=[.P9]+[.P19]" office:value-type="float" office:value="4.877778" calcext:value-type="float">
            <text:p>4.88</text:p>
          </table:table-cell>
          <table:table-cell table:style-name="ce5" table:formula="of:=[.Q9]+[.Q19]" office:value-type="float" office:value="5.081633" calcext:value-type="float">
            <text:p>5.08</text:p>
          </table:table-cell>
          <table:table-cell table:number-columns-repeated="99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5" office:value-type="float" office:value="4.76797" calcext:value-type="float">
            <text:p>4.77</text:p>
          </table:table-cell>
          <table:table-cell table:style-name="ce5" office:value-type="float" office:value="5.570681" calcext:value-type="float">
            <text:p>5.57</text:p>
          </table:table-cell>
          <table:table-cell table:style-name="ce5" office:value-type="float" office:value="5.580645" calcext:value-type="float">
            <text:p>5.58</text:p>
          </table:table-cell>
          <table:table-cell table:style-name="ce5" office:value-type="float" office:value="5.636364" calcext:value-type="float">
            <text:p>5.64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5" office:value-type="float" office:value="2.863178" calcext:value-type="float">
            <text:p>2.86</text:p>
          </table:table-cell>
          <table:table-cell table:style-name="ce5" office:value-type="float" office:value="4.287958" calcext:value-type="float">
            <text:p>4.29</text:p>
          </table:table-cell>
          <table:table-cell table:style-name="ce5" office:value-type="float" office:value="5.569892" calcext:value-type="float">
            <text:p>5.57</text:p>
          </table:table-cell>
          <table:table-cell table:style-name="ce5" office:value-type="float" office:value="8.590909" calcext:value-type="float">
            <text:p>8.59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5" office:value-type="float" office:value="3.812106" calcext:value-type="float">
            <text:p>3.81</text:p>
          </table:table-cell>
          <table:table-cell table:style-name="ce5" office:value-type="float" office:value="4.267016" calcext:value-type="float">
            <text:p>4.27</text:p>
          </table:table-cell>
          <table:table-cell table:style-name="ce5" office:value-type="float" office:value="4.215054" calcext:value-type="float">
            <text:p>4.22</text:p>
          </table:table-cell>
          <table:table-cell table:style-name="ce5" office:value-type="float" office:value="4.431818" calcext:value-type="float">
            <text:p>4.43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5" table:formula="of:=[.N10]+[.N20]" office:value-type="float" office:value="4.142497" calcext:value-type="float">
            <text:p>4.14</text:p>
          </table:table-cell>
          <table:table-cell table:style-name="ce5" table:formula="of:=[.O10]+[.O20]" office:value-type="float" office:value="4.931937" calcext:value-type="float">
            <text:p>4.93</text:p>
          </table:table-cell>
          <table:table-cell table:style-name="ce5" table:formula="of:=[.P10]+[.P20]" office:value-type="float" office:value="5.064516" calcext:value-type="float">
            <text:p>5.06</text:p>
          </table:table-cell>
          <table:table-cell table:style-name="ce5" table:formula="of:=[.Q10]+[.Q20]" office:value-type="float" office:value="5.181818" calcext:value-type="float">
            <text:p>5.18</text:p>
          </table:table-cell>
          <table:table-cell table:number-columns-repeated="99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5" office:value-type="float" office:value="4.793103" calcext:value-type="float">
            <text:p>4.79</text:p>
          </table:table-cell>
          <table:table-cell table:style-name="ce5" office:value-type="float" office:value="5.579646" calcext:value-type="float">
            <text:p>5.58</text:p>
          </table:table-cell>
          <table:table-cell table:style-name="ce5" office:value-type="float" office:value="5.689655" calcext:value-type="float">
            <text:p>5.69</text:p>
          </table:table-cell>
          <table:table-cell table:style-name="ce5" office:value-type="float" office:value="5.724138" calcext:value-type="float">
            <text:p>5.72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5" office:value-type="float" office:value="3.864763" calcext:value-type="float">
            <text:p>3.86</text:p>
          </table:table-cell>
          <table:table-cell table:style-name="ce5" office:value-type="float" office:value="5.606195" calcext:value-type="float">
            <text:p>5.61</text:p>
          </table:table-cell>
          <table:table-cell table:style-name="ce5" office:value-type="float" office:value="7.025862" calcext:value-type="float">
            <text:p>7.03</text:p>
          </table:table-cell>
          <table:table-cell table:style-name="ce5" office:value-type="float" office:value="8.965517" calcext:value-type="float">
            <text:p>8.97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5" office:value-type="float" office:value="3.885776" calcext:value-type="float">
            <text:p>3.89</text:p>
          </table:table-cell>
          <table:table-cell table:style-name="ce5" office:value-type="float" office:value="4.384956" calcext:value-type="float">
            <text:p>4.38</text:p>
          </table:table-cell>
          <table:table-cell table:number-columns-repeated="2" table:style-name="ce5" office:value-type="float" office:value="4.155172" calcext:value-type="float">
            <text:p>4.16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5" table:formula="of:=[.N11]+[.N21]" office:value-type="float" office:value="4.186961" calcext:value-type="float">
            <text:p>4.19</text:p>
          </table:table-cell>
          <table:table-cell table:style-name="ce5" table:formula="of:=[.O11]+[.O21]" office:value-type="float" office:value="4.933629" calcext:value-type="float">
            <text:p>4.93</text:p>
          </table:table-cell>
          <table:table-cell table:style-name="ce5" table:formula="of:=[.P11]+[.P21]" office:value-type="float" office:value="4.948275" calcext:value-type="float">
            <text:p>4.95</text:p>
          </table:table-cell>
          <table:table-cell table:style-name="ce5" table:formula="of:=[.Q11]+[.Q21]" office:value-type="float" office:value="5.120689" calcext:value-type="float">
            <text:p>5.12</text:p>
          </table:table-cell>
          <table:table-cell table:number-columns-repeated="996"/>
        </table:table-row>
        <table:table-row table:style-name="ro1">
          <table:table-cell table:number-columns-repeated="12"/>
          <table:table-cell table:style-name="ce6"/>
          <table:table-cell table:number-columns-repeated="1006"/>
        </table:table-row>
        <table:table-row table:style-name="ro1">
          <table:table-cell table:style-name="ce1" office:value-type="string" calcext:value-type="string" table:number-columns-spanned="5" table:number-rows-spanned="1">
            <text:p>Auton Low Goals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Teleop Low goals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Teleop Scales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Teleop Low to High goal ratio</text:p>
          </table:table-cell>
          <table:covered-table-cell table:number-columns-repeated="4"/>
          <table:table-cell table:number-columns-repeated="996"/>
        </table:table-row>
        <table:table-row table:style-name="ro1">
          <table:table-cell table:number-columns-repeated="6"/>
          <table:table-cell table:style-name="ce2"/>
          <table:table-cell table:number-columns-repeated="1012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qm</text:p>
          </table:table-cell>
          <table:table-cell table:style-name="ce3" office:value-type="string" calcext:value-type="string">
            <text:p>qf</text:p>
          </table:table-cell>
          <table:table-cell table:style-name="ce3" office:value-type="string" calcext:value-type="string">
            <text:p>sf</text:p>
          </table:table-cell>
          <table:table-cell table:style-name="ce3" office:value-type="string" calcext:value-type="string">
            <text:p>f1</text:p>
          </table:table-cell>
          <table:table-cell/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qm</text:p>
          </table:table-cell>
          <table:table-cell table:style-name="ce3" office:value-type="string" calcext:value-type="string">
            <text:p>qf</text:p>
          </table:table-cell>
          <table:table-cell table:style-name="ce3" office:value-type="string" calcext:value-type="string">
            <text:p>sf</text:p>
          </table:table-cell>
          <table:table-cell table:style-name="ce3" office:value-type="string" calcext:value-type="string">
            <text:p>f1</text:p>
          </table:table-cell>
          <table:table-cell/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qm</text:p>
          </table:table-cell>
          <table:table-cell table:style-name="ce3" office:value-type="string" calcext:value-type="string">
            <text:p>qf</text:p>
          </table:table-cell>
          <table:table-cell table:style-name="ce3" office:value-type="string" calcext:value-type="string">
            <text:p>sf</text:p>
          </table:table-cell>
          <table:table-cell table:style-name="ce3" office:value-type="string" calcext:value-type="string">
            <text:p>f1</text:p>
          </table:table-cell>
          <table:table-cell/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qm</text:p>
          </table:table-cell>
          <table:table-cell table:style-name="ce3" office:value-type="string" calcext:value-type="string">
            <text:p>qf</text:p>
          </table:table-cell>
          <table:table-cell table:style-name="ce3" office:value-type="string" calcext:value-type="string">
            <text:p>sf</text:p>
          </table:table-cell>
          <table:table-cell table:style-name="ce3" office:value-type="string" calcext:value-type="string">
            <text:p>f1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Week</text:p>
          </table:table-cell>
          <table:table-cell table:style-name="ce4" table:number-columns-repeated="4"/>
          <table:table-cell/>
          <table:table-cell table:style-name="ce4" office:value-type="string" calcext:value-type="string">
            <text:p>Week</text:p>
          </table:table-cell>
          <table:table-cell table:style-name="ce4" table:number-columns-repeated="4"/>
          <table:table-cell/>
          <table:table-cell table:style-name="ce4" office:value-type="string" calcext:value-type="string">
            <text:p>Week</text:p>
          </table:table-cell>
          <table:table-cell table:style-name="ce4" table:number-columns-repeated="4"/>
          <table:table-cell/>
          <table:table-cell table:style-name="ce4" office:value-type="string" calcext:value-type="string">
            <text:p>Week</text:p>
          </table:table-cell>
          <table:table-cell table:style-name="ce4" table:number-columns-repeated="4"/>
          <table:table-cell table:number-columns-repeated="99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float" office:value="0.031514" calcext:value-type="float">
            <text:p>0.03</text:p>
          </table:table-cell>
          <table:table-cell table:style-name="ce5" office:value-type="float" office:value="0.081761" calcext:value-type="float">
            <text:p>0.08</text:p>
          </table:table-cell>
          <table:table-cell table:style-name="ce5" office:value-type="float" office:value="0.1375" calcext:value-type="float">
            <text:p>0.14</text:p>
          </table:table-cell>
          <table:table-cell table:style-name="ce5" office:value-type="float" office:value="0.15" calcext:value-type="float">
            <text:p>0.15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float" office:value="2.738663" calcext:value-type="float">
            <text:p>2.74</text:p>
          </table:table-cell>
          <table:table-cell table:style-name="ce5" office:value-type="float" office:value="6.100629" calcext:value-type="float">
            <text:p>6.10</text:p>
          </table:table-cell>
          <table:table-cell table:style-name="ce5" office:value-type="float" office:value="7.3" calcext:value-type="float">
            <text:p>7.30</text:p>
          </table:table-cell>
          <table:table-cell table:style-name="ce5" office:value-type="float" office:value="7.5" calcext:value-type="float">
            <text:p>7.5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float" office:value="0.166026" calcext:value-type="float">
            <text:p>0.17</text:p>
          </table:table-cell>
          <table:table-cell table:style-name="ce5" office:value-type="float" office:value="0.333333" calcext:value-type="float">
            <text:p>0.33</text:p>
          </table:table-cell>
          <table:table-cell table:style-name="ce5" office:value-type="float" office:value="0.4875" calcext:value-type="float">
            <text:p>0.49</text:p>
          </table:table-cell>
          <table:table-cell table:style-name="ce5" office:value-type="float" office:value="0.75" calcext:value-type="float">
            <text:p>0.75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table:formula="of:=[.H17]/[.H7]" office:value-type="float" office:value="1.76560925527766" calcext:value-type="float">
            <text:p>1.77</text:p>
          </table:table-cell>
          <table:table-cell table:style-name="ce5" table:formula="of:=[.I17]/[.I7]" office:value-type="float" office:value="2.09956739604771" calcext:value-type="float">
            <text:p>2.10</text:p>
          </table:table-cell>
          <table:table-cell table:style-name="ce5" table:formula="of:=[.J17]/[.J7]" office:value-type="float" office:value="2.25482625482625" calcext:value-type="float">
            <text:p>2.25</text:p>
          </table:table-cell>
          <table:table-cell table:style-name="ce5" table:formula="of:=[.K17]/[.K7]" office:value-type="float" office:value="2.23880597014925" calcext:value-type="float">
            <text:p>2.24</text:p>
          </table:table-cell>
          <table:table-cell table:number-columns-repeated="99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" office:value-type="float" office:value="0.025074" calcext:value-type="float">
            <text:p>0.03</text:p>
          </table:table-cell>
          <table:table-cell table:style-name="ce5" office:value-type="float" office:value="0.060606" calcext:value-type="float">
            <text:p>0.06</text:p>
          </table:table-cell>
          <table:table-cell table:style-name="ce5" office:value-type="float" office:value="0.079646" calcext:value-type="float">
            <text:p>0.08</text:p>
          </table:table-cell>
          <table:table-cell table:style-name="ce5" office:value-type="float" office:value="0.12069" calcext:value-type="float">
            <text:p>0.1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float" office:value="3.113078" calcext:value-type="float">
            <text:p>3.11</text:p>
          </table:table-cell>
          <table:table-cell table:style-name="ce5" office:value-type="float" office:value="5.848485" calcext:value-type="float">
            <text:p>5.85</text:p>
          </table:table-cell>
          <table:table-cell table:style-name="ce5" office:value-type="float" office:value="7.371681" calcext:value-type="float">
            <text:p>7.37</text:p>
          </table:table-cell>
          <table:table-cell table:style-name="ce5" office:value-type="float" office:value="6.637931" calcext:value-type="float">
            <text:p>6.6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float" office:value="0.149951" calcext:value-type="float">
            <text:p>0.15</text:p>
          </table:table-cell>
          <table:table-cell table:style-name="ce5" office:value-type="float" office:value="0.424242" calcext:value-type="float">
            <text:p>0.42</text:p>
          </table:table-cell>
          <table:table-cell table:style-name="ce5" office:value-type="float" office:value="0.486726" calcext:value-type="float">
            <text:p>0.49</text:p>
          </table:table-cell>
          <table:table-cell table:style-name="ce5" office:value-type="float" office:value="0.603448" calcext:value-type="float">
            <text:p>0.6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5" table:formula="of:=[.H18]/[.H8]" office:value-type="float" office:value="1.76378856597327" calcext:value-type="float">
            <text:p>1.76</text:p>
          </table:table-cell>
          <table:table-cell table:style-name="ce5" table:formula="of:=[.I18]/[.I8]" office:value-type="float" office:value="1.76832481747521" calcext:value-type="float">
            <text:p>1.77</text:p>
          </table:table-cell>
          <table:table-cell table:style-name="ce5" table:formula="of:=[.J18]/[.J8]" office:value-type="float" office:value="1.73180870250388" calcext:value-type="float">
            <text:p>1.73</text:p>
          </table:table-cell>
          <table:table-cell table:style-name="ce5" table:formula="of:=[.K18]/[.K8]" office:value-type="float" office:value="1.21069173385152" calcext:value-type="float">
            <text:p>1.21</text:p>
          </table:table-cell>
          <table:table-cell table:number-columns-repeated="99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5" office:value-type="float" office:value="0.03178" calcext:value-type="float">
            <text:p>0.03</text:p>
          </table:table-cell>
          <table:table-cell table:style-name="ce5" office:value-type="float" office:value="0.064171" calcext:value-type="float">
            <text:p>0.06</text:p>
          </table:table-cell>
          <table:table-cell table:style-name="ce5" office:value-type="float" office:value="0.077778" calcext:value-type="float">
            <text:p>0.08</text:p>
          </table:table-cell>
          <table:table-cell table:style-name="ce5" office:value-type="float" office:value="0.142857" calcext:value-type="float">
            <text:p>0.14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float" office:value="3.989407" calcext:value-type="float">
            <text:p>3.99</text:p>
          </table:table-cell>
          <table:table-cell table:style-name="ce5" office:value-type="float" office:value="6.497326" calcext:value-type="float">
            <text:p>6.50</text:p>
          </table:table-cell>
          <table:table-cell table:style-name="ce5" office:value-type="float" office:value="7.711111" calcext:value-type="float">
            <text:p>7.71</text:p>
          </table:table-cell>
          <table:table-cell table:style-name="ce5" office:value-type="float" office:value="9.020408" calcext:value-type="float">
            <text:p>9.0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float" office:value="0.209746" calcext:value-type="float">
            <text:p>0.21</text:p>
          </table:table-cell>
          <table:table-cell table:style-name="ce5" office:value-type="float" office:value="0.395722" calcext:value-type="float">
            <text:p>0.40</text:p>
          </table:table-cell>
          <table:table-cell table:style-name="ce5" office:value-type="float" office:value="0.366667" calcext:value-type="float">
            <text:p>0.37</text:p>
          </table:table-cell>
          <table:table-cell table:style-name="ce5" office:value-type="float" office:value="0.591837" calcext:value-type="float">
            <text:p>0.59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5" table:formula="of:=[.H19]/[.H9]" office:value-type="float" office:value="1.8430670052131" calcext:value-type="float">
            <text:p>1.84</text:p>
          </table:table-cell>
          <table:table-cell table:style-name="ce5" table:formula="of:=[.I19]/[.I9]" office:value-type="float" office:value="2.1020761206493" calcext:value-type="float">
            <text:p>2.10</text:p>
          </table:table-cell>
          <table:table-cell table:style-name="ce5" table:formula="of:=[.J19]/[.J9]" office:value-type="float" office:value="1.9660057487822" calcext:value-type="float">
            <text:p>1.97</text:p>
          </table:table-cell>
          <table:table-cell table:style-name="ce5" table:formula="of:=[.K19]/[.K9]" office:value-type="float" office:value="2.30208349549698" calcext:value-type="float">
            <text:p>2.30</text:p>
          </table:table-cell>
          <table:table-cell table:number-columns-repeated="99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5" office:value-type="float" office:value="0.057377" calcext:value-type="float">
            <text:p>0.06</text:p>
          </table:table-cell>
          <table:table-cell table:style-name="ce5" office:value-type="float" office:value="0.099476" calcext:value-type="float">
            <text:p>0.10</text:p>
          </table:table-cell>
          <table:table-cell table:style-name="ce5" office:value-type="float" office:value="0.193548" calcext:value-type="float">
            <text:p>0.19</text:p>
          </table:table-cell>
          <table:table-cell table:style-name="ce5" office:value-type="float" office:value="0.181818" calcext:value-type="float">
            <text:p>0.18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5" office:value-type="float" office:value="5.18285" calcext:value-type="float">
            <text:p>5.18</text:p>
          </table:table-cell>
          <table:table-cell table:style-name="ce5" office:value-type="float" office:value="8.062827" calcext:value-type="float">
            <text:p>8.06</text:p>
          </table:table-cell>
          <table:table-cell table:style-name="ce5" office:value-type="float" office:value="8.344086" calcext:value-type="float">
            <text:p>8.34</text:p>
          </table:table-cell>
          <table:table-cell table:style-name="ce5" office:value-type="float" office:value="7.068182" calcext:value-type="float">
            <text:p>7.07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5" office:value-type="float" office:value="0.330391" calcext:value-type="float">
            <text:p>0.33</text:p>
          </table:table-cell>
          <table:table-cell table:style-name="ce5" office:value-type="float" office:value="0.664921" calcext:value-type="float">
            <text:p>0.66</text:p>
          </table:table-cell>
          <table:table-cell table:style-name="ce5" office:value-type="float" office:value="0.849462" calcext:value-type="float">
            <text:p>0.85</text:p>
          </table:table-cell>
          <table:table-cell table:style-name="ce5" office:value-type="float" office:value="0.75" calcext:value-type="float">
            <text:p>0.75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5" table:formula="of:=[.H20]/[.H10]" office:value-type="float" office:value="1.81017386973496" calcext:value-type="float">
            <text:p>1.81</text:p>
          </table:table-cell>
          <table:table-cell table:style-name="ce5" table:formula="of:=[.I20]/[.I10]" office:value-type="float" office:value="1.88034187834862" calcext:value-type="float">
            <text:p>1.88</text:p>
          </table:table-cell>
          <table:table-cell table:style-name="ce5" table:formula="of:=[.J20]/[.J10]" office:value-type="float" office:value="1.49806962145765" calcext:value-type="float">
            <text:p>1.50</text:p>
          </table:table-cell>
          <table:table-cell table:style-name="ce5" table:formula="of:=[.K20]/[.K10]" office:value-type="float" office:value="0.822751352621708" calcext:value-type="float">
            <text:p>0.82</text:p>
          </table:table-cell>
          <table:table-cell table:number-columns-repeated="99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5" office:value-type="float" office:value="0.042026" calcext:value-type="float">
            <text:p>0.04</text:p>
          </table:table-cell>
          <table:table-cell table:style-name="ce5" office:value-type="float" office:value="0.070796" calcext:value-type="float">
            <text:p>0.07</text:p>
          </table:table-cell>
          <table:table-cell table:style-name="ce5" office:value-type="float" office:value="0.086207" calcext:value-type="float">
            <text:p>0.09</text:p>
          </table:table-cell>
          <table:table-cell table:style-name="ce5" office:value-type="float" office:value="0.12069" calcext:value-type="float">
            <text:p>0.12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5" office:value-type="float" office:value="4.833513" calcext:value-type="float">
            <text:p>4.83</text:p>
          </table:table-cell>
          <table:table-cell table:style-name="ce5" office:value-type="float" office:value="7.10177" calcext:value-type="float">
            <text:p>7.10</text:p>
          </table:table-cell>
          <table:table-cell table:style-name="ce5" office:value-type="float" office:value="6.517241" calcext:value-type="float">
            <text:p>6.52</text:p>
          </table:table-cell>
          <table:table-cell table:style-name="ce5" office:value-type="float" office:value="6.103448" calcext:value-type="float">
            <text:p>6.10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5" office:value-type="float" office:value="0.301185" calcext:value-type="float">
            <text:p>0.30</text:p>
          </table:table-cell>
          <table:table-cell table:style-name="ce5" office:value-type="float" office:value="0.548673" calcext:value-type="float">
            <text:p>0.55</text:p>
          </table:table-cell>
          <table:table-cell table:style-name="ce5" office:value-type="float" office:value="0.793103" calcext:value-type="float">
            <text:p>0.79</text:p>
          </table:table-cell>
          <table:table-cell table:style-name="ce5" office:value-type="float" office:value="0.965517" calcext:value-type="float">
            <text:p>0.97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5" table:formula="of:=[.H21]/[.H11]" office:value-type="float" office:value="1.25066220101983" calcext:value-type="float">
            <text:p>1.25</text:p>
          </table:table-cell>
          <table:table-cell table:style-name="ce5" table:formula="of:=[.I21]/[.I11]" office:value-type="float" office:value="1.26677184792894" calcext:value-type="float">
            <text:p>1.27</text:p>
          </table:table-cell>
          <table:table-cell table:style-name="ce5" table:formula="of:=[.J21]/[.J11]" office:value-type="float" office:value="0.927607317080808" calcext:value-type="float">
            <text:p>0.93</text:p>
          </table:table-cell>
          <table:table-cell table:style-name="ce5" table:formula="of:=[.K21]/[.K11]" office:value-type="float" office:value="0.680769218328402" calcext:value-type="float">
            <text:p>0.68</text:p>
          </table:table-cell>
          <table:table-cell table:number-columns-repeated="996"/>
        </table:table-row>
        <table:table-row table:style-name="ro1"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Auton High Goals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Teleop Breaches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Teleop Captures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Auton High to Low goal ratio</text:p>
          </table:table-cell>
          <table:covered-table-cell table:number-columns-repeated="4"/>
          <table:table-cell table:number-columns-repeated="996"/>
        </table:table-row>
        <table:table-row table:style-name="ro1">
          <table:table-cell table:number-columns-repeated="6"/>
          <table:table-cell table:style-name="ce2"/>
          <table:table-cell table:number-columns-repeated="1012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qm</text:p>
          </table:table-cell>
          <table:table-cell table:style-name="ce3" office:value-type="string" calcext:value-type="string">
            <text:p>qf</text:p>
          </table:table-cell>
          <table:table-cell table:style-name="ce3" office:value-type="string" calcext:value-type="string">
            <text:p>sf</text:p>
          </table:table-cell>
          <table:table-cell table:style-name="ce3" office:value-type="string" calcext:value-type="string">
            <text:p>f1</text:p>
          </table:table-cell>
          <table:table-cell/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qm</text:p>
          </table:table-cell>
          <table:table-cell table:style-name="ce3" office:value-type="string" calcext:value-type="string">
            <text:p>qf</text:p>
          </table:table-cell>
          <table:table-cell table:style-name="ce3" office:value-type="string" calcext:value-type="string">
            <text:p>sf</text:p>
          </table:table-cell>
          <table:table-cell table:style-name="ce3" office:value-type="string" calcext:value-type="string">
            <text:p>f1</text:p>
          </table:table-cell>
          <table:table-cell/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qm</text:p>
          </table:table-cell>
          <table:table-cell table:style-name="ce3" office:value-type="string" calcext:value-type="string">
            <text:p>qf</text:p>
          </table:table-cell>
          <table:table-cell table:style-name="ce3" office:value-type="string" calcext:value-type="string">
            <text:p>sf</text:p>
          </table:table-cell>
          <table:table-cell table:style-name="ce3" office:value-type="string" calcext:value-type="string">
            <text:p>f1</text:p>
          </table:table-cell>
          <table:table-cell/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qm</text:p>
          </table:table-cell>
          <table:table-cell table:style-name="ce3" office:value-type="string" calcext:value-type="string">
            <text:p>qf</text:p>
          </table:table-cell>
          <table:table-cell table:style-name="ce3" office:value-type="string" calcext:value-type="string">
            <text:p>sf</text:p>
          </table:table-cell>
          <table:table-cell table:style-name="ce3" office:value-type="string" calcext:value-type="string">
            <text:p>f1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Week</text:p>
          </table:table-cell>
          <table:table-cell table:style-name="ce4" table:number-columns-repeated="4"/>
          <table:table-cell/>
          <table:table-cell table:style-name="ce4" office:value-type="string" calcext:value-type="string">
            <text:p>Week</text:p>
          </table:table-cell>
          <table:table-cell table:style-name="ce4" table:number-columns-repeated="4"/>
          <table:table-cell/>
          <table:table-cell table:style-name="ce4" office:value-type="string" calcext:value-type="string">
            <text:p>Week</text:p>
          </table:table-cell>
          <table:table-cell table:style-name="ce4" table:number-columns-repeated="4"/>
          <table:table-cell/>
          <table:table-cell table:style-name="ce4" office:value-type="string" calcext:value-type="string">
            <text:p>Week</text:p>
          </table:table-cell>
          <table:table-cell table:style-name="ce4" table:number-columns-repeated="4"/>
          <table:table-cell table:number-columns-repeated="99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float" office:value="0.066872" calcext:value-type="float">
            <text:p>0.07</text:p>
          </table:table-cell>
          <table:table-cell table:style-name="ce5" office:value-type="float" office:value="0.150943" calcext:value-type="float">
            <text:p>0.15</text:p>
          </table:table-cell>
          <table:table-cell table:style-name="ce5" office:value-type="float" office:value="0.2125" calcext:value-type="float">
            <text:p>0.21</text:p>
          </table:table-cell>
          <table:table-cell table:style-name="ce5" office:value-type="float" office:value="0.375" calcext:value-type="float">
            <text:p>0.38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float" office:value="1.030746" calcext:value-type="float">
            <text:p>1.03</text:p>
          </table:table-cell>
          <table:table-cell table:style-name="ce5" office:value-type="float" office:value="1.698113" calcext:value-type="float">
            <text:p>1.70</text:p>
          </table:table-cell>
          <table:table-cell table:style-name="ce5" office:value-type="float" office:value="1.725" calcext:value-type="float">
            <text:p>1.73</text:p>
          </table:table-cell>
          <table:table-cell table:style-name="ce5" office:value-type="float" office:value="1.85" calcext:value-type="float">
            <text:p>1.85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float" office:value="0.023059" calcext:value-type="float">
            <text:p>0.02</text:p>
          </table:table-cell>
          <table:table-cell table:style-name="ce5" office:value-type="float" office:value="0.201258" calcext:value-type="float">
            <text:p>0.20</text:p>
          </table:table-cell>
          <table:table-cell table:style-name="ce5" office:value-type="float" office:value="0.325" calcext:value-type="float">
            <text:p>0.33</text:p>
          </table:table-cell>
          <table:table-cell table:style-name="ce5" office:value-type="float" office:value="0.375" calcext:value-type="float">
            <text:p>0.38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table:formula="of:=[.B27]/[.B17]" office:value-type="float" office:value="2.1219775337945" calcext:value-type="float">
            <text:p>2.12</text:p>
          </table:table-cell>
          <table:table-cell table:style-name="ce5" table:formula="of:=[.C27]/[.C17]" office:value-type="float" office:value="1.84614914201147" calcext:value-type="float">
            <text:p>1.85</text:p>
          </table:table-cell>
          <table:table-cell table:style-name="ce5" table:formula="of:=[.D27]/[.D17]" office:value-type="float" office:value="1.54545454545455" calcext:value-type="float">
            <text:p>1.55</text:p>
          </table:table-cell>
          <table:table-cell table:style-name="ce5" table:formula="of:=[.E27]/[.E17]" office:value-type="float" office:value="2.5" calcext:value-type="float">
            <text:p>2.50</text:p>
          </table:table-cell>
          <table:table-cell table:number-columns-repeated="99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" office:value-type="float" office:value="0.121927" calcext:value-type="float">
            <text:p>0.12</text:p>
          </table:table-cell>
          <table:table-cell table:style-name="ce5" office:value-type="float" office:value="0.264069" calcext:value-type="float">
            <text:p>0.26</text:p>
          </table:table-cell>
          <table:table-cell table:style-name="ce5" office:value-type="float" office:value="0.274336" calcext:value-type="float">
            <text:p>0.27</text:p>
          </table:table-cell>
          <table:table-cell table:style-name="ce5" office:value-type="float" office:value="0.431034" calcext:value-type="float">
            <text:p>0.4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float" office:value="1.172075" calcext:value-type="float">
            <text:p>1.17</text:p>
          </table:table-cell>
          <table:table-cell table:style-name="ce5" office:value-type="float" office:value="1.675325" calcext:value-type="float">
            <text:p>1.68</text:p>
          </table:table-cell>
          <table:table-cell table:style-name="ce5" office:value-type="float" office:value="1.893805" calcext:value-type="float">
            <text:p>1.89</text:p>
          </table:table-cell>
          <table:table-cell table:style-name="ce5" office:value-type="float" office:value="1.810345" calcext:value-type="float">
            <text:p>1.8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float" office:value="0.066863" calcext:value-type="float">
            <text:p>0.07</text:p>
          </table:table-cell>
          <table:table-cell table:style-name="ce5" office:value-type="float" office:value="0.242424" calcext:value-type="float">
            <text:p>0.24</text:p>
          </table:table-cell>
          <table:table-cell table:style-name="ce5" office:value-type="float" office:value="0.469027" calcext:value-type="float">
            <text:p>0.47</text:p>
          </table:table-cell>
          <table:table-cell table:style-name="ce5" office:value-type="float" office:value="0.517241" calcext:value-type="float">
            <text:p>0.5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5" table:formula="of:=[.B28]/[.B18]" office:value-type="float" office:value="4.86268644811358" calcext:value-type="float">
            <text:p>4.86</text:p>
          </table:table-cell>
          <table:table-cell table:style-name="ce5" table:formula="of:=[.C28]/[.C18]" office:value-type="float" office:value="4.35714285714286" calcext:value-type="float">
            <text:p>4.36</text:p>
          </table:table-cell>
          <table:table-cell table:style-name="ce5" table:formula="of:=[.D28]/[.D18]" office:value-type="float" office:value="3.44444165432037" calcext:value-type="float">
            <text:p>3.44</text:p>
          </table:table-cell>
          <table:table-cell table:style-name="ce5" table:formula="of:=[.E28]/[.E18]" office:value-type="float" office:value="3.57141436738752" calcext:value-type="float">
            <text:p>3.57</text:p>
          </table:table-cell>
          <table:table-cell table:number-columns-repeated="99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5" office:value-type="float" office:value="0.117938" calcext:value-type="float">
            <text:p>0.12</text:p>
          </table:table-cell>
          <table:table-cell table:style-name="ce5" office:value-type="float" office:value="0.224599" calcext:value-type="float">
            <text:p>0.22</text:p>
          </table:table-cell>
          <table:table-cell table:style-name="ce5" office:value-type="float" office:value="0.255556" calcext:value-type="float">
            <text:p>0.26</text:p>
          </table:table-cell>
          <table:table-cell table:style-name="ce5" office:value-type="float" office:value="0.387755" calcext:value-type="float">
            <text:p>0.39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float" office:value="1.290254" calcext:value-type="float">
            <text:p>1.29</text:p>
          </table:table-cell>
          <table:table-cell table:style-name="ce5" office:value-type="float" office:value="1.609626" calcext:value-type="float">
            <text:p>1.61</text:p>
          </table:table-cell>
          <table:table-cell table:style-name="ce5" office:value-type="float" office:value="1.744444" calcext:value-type="float">
            <text:p>1.74</text:p>
          </table:table-cell>
          <table:table-cell table:style-name="ce5" office:value-type="float" office:value="1.836735" calcext:value-type="float">
            <text:p>1.84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float" office:value="0.120763" calcext:value-type="float">
            <text:p>0.12</text:p>
          </table:table-cell>
          <table:table-cell table:style-name="ce5" office:value-type="float" office:value="0.304813" calcext:value-type="float">
            <text:p>0.30</text:p>
          </table:table-cell>
          <table:table-cell table:style-name="ce5" office:value-type="float" office:value="0.566667" calcext:value-type="float">
            <text:p>0.57</text:p>
          </table:table-cell>
          <table:table-cell table:style-name="ce5" office:value-type="float" office:value="0.653061" calcext:value-type="float">
            <text:p>0.65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5" table:formula="of:=[.B29]/[.B19]" office:value-type="float" office:value="3.71107614852108" calcext:value-type="float">
            <text:p>3.71</text:p>
          </table:table-cell>
          <table:table-cell table:style-name="ce5" table:formula="of:=[.C29]/[.C19]" office:value-type="float" office:value="3.5000077916816" calcext:value-type="float">
            <text:p>3.50</text:p>
          </table:table-cell>
          <table:table-cell table:style-name="ce5" table:formula="of:=[.D29]/[.D19]" office:value-type="float" office:value="3.28571061225539" calcext:value-type="float">
            <text:p>3.29</text:p>
          </table:table-cell>
          <table:table-cell table:style-name="ce5" table:formula="of:=[.E29]/[.E19]" office:value-type="float" office:value="2.71428771428771" calcext:value-type="float">
            <text:p>2.71</text:p>
          </table:table-cell>
          <table:table-cell table:number-columns-repeated="99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5" office:value-type="float" office:value="0.235183" calcext:value-type="float">
            <text:p>0.24</text:p>
          </table:table-cell>
          <table:table-cell table:style-name="ce5" office:value-type="float" office:value="0.382199" calcext:value-type="float">
            <text:p>0.38</text:p>
          </table:table-cell>
          <table:table-cell table:style-name="ce5" office:value-type="float" office:value="0.623656" calcext:value-type="float">
            <text:p>0.62</text:p>
          </table:table-cell>
          <table:table-cell table:style-name="ce5" office:value-type="float" office:value="0.75" calcext:value-type="float">
            <text:p>0.75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5" office:value-type="float" office:value="1.457755" calcext:value-type="float">
            <text:p>1.46</text:p>
          </table:table-cell>
          <table:table-cell table:style-name="ce5" office:value-type="float" office:value="1.780105" calcext:value-type="float">
            <text:p>1.78</text:p>
          </table:table-cell>
          <table:table-cell table:style-name="ce5" office:value-type="float" office:value="1.913978" calcext:value-type="float">
            <text:p>1.91</text:p>
          </table:table-cell>
          <table:table-cell table:style-name="ce5" office:value-type="float" office:value="1.75" calcext:value-type="float">
            <text:p>1.75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5" office:value-type="float" office:value="0.232661" calcext:value-type="float">
            <text:p>0.23</text:p>
          </table:table-cell>
          <table:table-cell table:style-name="ce5" office:value-type="float" office:value="0.565445" calcext:value-type="float">
            <text:p>0.57</text:p>
          </table:table-cell>
          <table:table-cell table:style-name="ce5" office:value-type="float" office:value="0.763441" calcext:value-type="float">
            <text:p>0.76</text:p>
          </table:table-cell>
          <table:table-cell table:style-name="ce5" office:value-type="float" office:value="0.954545" calcext:value-type="float">
            <text:p>0.95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5" table:formula="of:=[.B30]/[.B20]" office:value-type="float" office:value="4.09890722763477" calcext:value-type="float">
            <text:p>4.10</text:p>
          </table:table-cell>
          <table:table-cell table:style-name="ce5" table:formula="of:=[.C30]/[.C20]" office:value-type="float" office:value="3.84212272306888" calcext:value-type="float">
            <text:p>3.84</text:p>
          </table:table-cell>
          <table:table-cell table:style-name="ce5" table:formula="of:=[.D30]/[.D20]" office:value-type="float" office:value="3.22222911112489" calcext:value-type="float">
            <text:p>3.22</text:p>
          </table:table-cell>
          <table:table-cell table:style-name="ce5" table:formula="of:=[.E30]/[.E20]" office:value-type="float" office:value="4.12500412500413" calcext:value-type="float">
            <text:p>4.13</text:p>
          </table:table-cell>
          <table:table-cell table:number-columns-repeated="99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5" office:value-type="float" office:value="0.300647" calcext:value-type="float">
            <text:p>0.30</text:p>
          </table:table-cell>
          <table:table-cell table:style-name="ce5" office:value-type="float" office:value="0.451327" calcext:value-type="float">
            <text:p>0.45</text:p>
          </table:table-cell>
          <table:table-cell table:style-name="ce5" office:value-type="float" office:value="0.681034" calcext:value-type="float">
            <text:p>0.68</text:p>
          </table:table-cell>
          <table:table-cell table:style-name="ce5" office:value-type="float" office:value="0.896552" calcext:value-type="float">
            <text:p>0.90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5" office:value-type="float" office:value="1.450431" calcext:value-type="float">
            <text:p>1.45</text:p>
          </table:table-cell>
          <table:table-cell table:style-name="ce5" office:value-type="float" office:value="1.743363" calcext:value-type="float">
            <text:p>1.74</text:p>
          </table:table-cell>
          <table:table-cell table:style-name="ce5" office:value-type="float" office:value="1.844828" calcext:value-type="float">
            <text:p>1.84</text:p>
          </table:table-cell>
          <table:table-cell table:style-name="ce5" office:value-type="float" office:value="1.896552" calcext:value-type="float">
            <text:p>1.90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5" office:value-type="float" office:value="0.262931" calcext:value-type="float">
            <text:p>0.26</text:p>
          </table:table-cell>
          <table:table-cell table:style-name="ce5" office:value-type="float" office:value="0.566372" calcext:value-type="float">
            <text:p>0.57</text:p>
          </table:table-cell>
          <table:table-cell table:style-name="ce5" office:value-type="float" office:value="0.62069" calcext:value-type="float">
            <text:p>0.62</text:p>
          </table:table-cell>
          <table:table-cell table:style-name="ce5" office:value-type="float" office:value="0.948276" calcext:value-type="float">
            <text:p>0.95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5" table:formula="of:=[.B31]/[.B21]" office:value-type="float" office:value="7.15383334126493" calcext:value-type="float">
            <text:p>7.15</text:p>
          </table:table-cell>
          <table:table-cell table:style-name="ce5" table:formula="of:=[.C31]/[.C21]" office:value-type="float" office:value="6.37503531272953" calcext:value-type="float">
            <text:p>6.38</text:p>
          </table:table-cell>
          <table:table-cell table:style-name="ce5" table:formula="of:=[.D31]/[.D21]" office:value-type="float" office:value="7.8999849200181" calcext:value-type="float">
            <text:p>7.90</text:p>
          </table:table-cell>
          <table:table-cell table:style-name="ce5" table:formula="of:=[.E31]/[.E21]" office:value-type="float" office:value="7.42855248985003" calcext:value-type="float">
            <text:p>7.43</text:p>
          </table:table-cell>
          <table:table-cell table:number-columns-repeated="996"/>
        </table:table-row>
        <table:table-row table:style-name="ro1" table:number-rows-repeated="10">
          <table:table-cell table:number-columns-repeated="6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19"/>
        </table:table-row>
        <table:table-row table:style-name="ro1" table:number-rows-repeated="9">
          <table:table-cell table:number-columns-repeated="6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19"/>
        </table:table-row>
        <table:table-row table:style-name="ro1" table:number-rows-repeated="9">
          <table:table-cell table:number-columns-repeated="6"/>
          <table:table-cell table:style-name="Default" table:number-columns-repeated="5"/>
          <table:table-cell table:number-columns-repeated="1008"/>
        </table:table-row>
        <table:table-row table:style-name="ro1" table:number-rows-repeated="1048514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ia Cook</meta:initial-creator>
    <meta:creation-date>2016-04-08T13:28:46.812000000</meta:creation-date>
    <dc:date>2016-04-08T16:02:43.390000000</dc:date>
    <dc:creator>Victoria Cook</dc:creator>
    <meta:editing-duration>PT2M44S</meta:editing-duration>
    <meta:editing-cycles>1</meta:editing-cycles>
    <meta:document-statistic meta:table-count="1" meta:cell-count="385" meta:object-count="6"/>
    <meta:generator>LibreOffice/4.1.2.3$Windows_x86 LibreOffice_project/40b2d7fde7e8d2d7bc5a449dc65df4d08a7dd3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8cm" xlink:href=".." xlink:type="simple" chart:class="chart:line" chart:style-name="ch1">
        <chart:title svg:x="4.539cm" svg:y="0.315cm" chart:style-name="ch2">
          <text:p>Mean Teleop High Goals per Match</text:p>
        </chart:title>
        <chart:legend chart:legend-position="end" svg:x="14.067cm" svg:y="3.396cm" style:legend-expansion="high" chart:style-name="ch3"/>
        <chart:plot-area chart:style-name="ch4" table:cell-range-address="'Per Match data'.G5:'Per Match data'.K11" chart:data-source-has-labels="both" svg:x="0.769cm" svg:y="1.631cm" svg:width="12.66cm" svg:height="6.17cm">
          <chartooo:coordinate-region svg:x="1.867cm" svg:y="1.843cm" svg:width="11.468cm" svg:height="5.285cm"/>
          <chart:axis chart:dimension="x" chart:name="primary-x" chart:style-name="ch5" chartooo:axis-type="auto">
            <chartooo:date-scale/>
            <chart:title svg:x="6.632cm" svg:y="7.981cm" chart:style-name="ch6">
              <text:p>Week</text:p>
            </chart:title>
            <chart:categories table:cell-range-address="'Per Match data'.G7:'Per Match data'.G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er Match data'.H7:'Per Match data'.H11" chart:label-cell-address="'Per Match data'.H5:'Per Match data'.H6" chart:class="chart:line">
            <chart:data-point chart:repeated="5"/>
          </chart:series>
          <chart:series chart:style-name="ch10" chart:values-cell-range-address="'Per Match data'.I7:'Per Match data'.I11" chart:label-cell-address="'Per Match data'.I5:'Per Match data'.I6" chart:class="chart:line">
            <chart:data-point chart:repeated="5"/>
          </chart:series>
          <chart:series chart:style-name="ch11" chart:values-cell-range-address="'Per Match data'.J7:'Per Match data'.J11" chart:label-cell-address="'Per Match data'.J5:'Per Match data'.J6" chart:class="chart:line">
            <chart:data-point chart:repeated="5"/>
          </chart:series>
          <chart:series chart:style-name="ch12" chart:values-cell-range-address="'Per Match data'.K7:'Per Match data'.K11" chart:label-cell-address="'Per Match data'.K5:'Per Match data'.K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m</text:p>
                <text:list>
                  <text:list-item>
                    <text:p>qm</text:p>
                  </text:list-item>
                  <text:list-item>
                    <text:p/>
                  </text:list-item>
                </text:list>
                <draw:g>
                  <svg:desc>'Per Match data'.H5:'Per Match data'.H6</svg:desc>
                </draw:g>
              </table:table-cell>
              <table:table-cell office:value-type="string">
                <text:p>qf</text:p>
                <text:list>
                  <text:list-item>
                    <text:p>qf</text:p>
                  </text:list-item>
                  <text:list-item>
                    <text:p/>
                  </text:list-item>
                </text:list>
                <draw:g>
                  <svg:desc>'Per Match data'.I5:'Per Match data'.I6</svg:desc>
                </draw:g>
              </table:table-cell>
              <table:table-cell office:value-type="string">
                <text:p>sf</text:p>
                <text:list>
                  <text:list-item>
                    <text:p>sf</text:p>
                  </text:list-item>
                  <text:list-item>
                    <text:p/>
                  </text:list-item>
                </text:list>
                <draw:g>
                  <svg:desc>'Per Match data'.J5:'Per Match data'.J6</svg:desc>
                </draw:g>
              </table:table-cell>
              <table:table-cell office:value-type="string">
                <text:p>f1</text:p>
                <text:list>
                  <text:list-item>
                    <text:p>f1</text:p>
                  </text:list-item>
                  <text:list-item>
                    <text:p/>
                  </text:list-item>
                </text:list>
                <draw:g>
                  <svg:desc>'Per Match data'.K5:'Per Match data'.K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er Match data'.G7:'Per Match data'.G11</svg:desc>
                </draw:g>
              </table:table-cell>
              <table:table-cell office:value-type="float" office:value="1.551115">
                <text:p>1.551115</text:p>
                <draw:g>
                  <svg:desc>'Per Match data'.H7:'Per Match data'.H11</svg:desc>
                </draw:g>
              </table:table-cell>
              <table:table-cell office:value-type="float" office:value="2.90566">
                <text:p>2.90566</text:p>
                <draw:g>
                  <svg:desc>'Per Match data'.I7:'Per Match data'.I11</svg:desc>
                </draw:g>
              </table:table-cell>
              <table:table-cell office:value-type="float" office:value="3.2375">
                <text:p>3.2375</text:p>
                <draw:g>
                  <svg:desc>'Per Match data'.J7:'Per Match data'.J11</svg:desc>
                </draw:g>
              </table:table-cell>
              <table:table-cell office:value-type="float" office:value="3.35">
                <text:p>3.35</text:p>
                <draw:g>
                  <svg:desc>'Per Match data'.K7:'Per Match data'.K1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64995">
                <text:p>1.764995</text:p>
              </table:table-cell>
              <table:table-cell office:value-type="float" office:value="3.307359">
                <text:p>3.307359</text:p>
              </table:table-cell>
              <table:table-cell office:value-type="float" office:value="4.256637">
                <text:p>4.256637</text:p>
              </table:table-cell>
              <table:table-cell office:value-type="float" office:value="5.482759">
                <text:p>5.48275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164548">
                <text:p>2.164548</text:p>
              </table:table-cell>
              <table:table-cell office:value-type="float" office:value="3.090909">
                <text:p>3.090909</text:p>
              </table:table-cell>
              <table:table-cell office:value-type="float" office:value="3.922222">
                <text:p>3.922222</text:p>
              </table:table-cell>
              <table:table-cell office:value-type="float" office:value="3.918367">
                <text:p>3.9183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863178">
                <text:p>2.863178</text:p>
              </table:table-cell>
              <table:table-cell office:value-type="float" office:value="4.287958">
                <text:p>4.287958</text:p>
              </table:table-cell>
              <table:table-cell office:value-type="float" office:value="5.569892">
                <text:p>5.569892</text:p>
              </table:table-cell>
              <table:table-cell office:value-type="float" office:value="8.590909">
                <text:p>8.59090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.864763">
                <text:p>3.864763</text:p>
              </table:table-cell>
              <table:table-cell office:value-type="float" office:value="5.606195">
                <text:p>5.606195</text:p>
              </table:table-cell>
              <table:table-cell office:value-type="float" office:value="7.025862">
                <text:p>7.025862</text:p>
              </table:table-cell>
              <table:table-cell office:value-type="float" office:value="8.965517">
                <text:p>8.9655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5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6.835cm" xlink:href=".." xlink:type="simple" chart:class="chart:scatter" chart:style-name="ch1">
        <chart:title svg:x="3.128cm" svg:y="0.472cm" chart:style-name="ch2">
          <text:p>Average Robots Challenging or Scaling per Match</text:p>
        </chart:title>
        <chart:legend chart:legend-position="end" svg:x="13.862cm" svg:y="7.319cm" style:legend-expansion="high" chart:style-name="ch3"/>
        <chart:plot-area chart:style-name="ch4" table:cell-range-address="'Per Match data'.S3:'Per Match data'.W11" chart:data-source-has-labels="both" svg:x="0.77cm" svg:y="2.259cm" svg:width="12.452cm" svg:height="13.232cm">
          <chartooo:coordinate-region svg:x="1.682cm" svg:y="2.471cm" svg:width="11.446cm" svg:height="12.347cm"/>
          <chart:axis chart:dimension="x" chart:name="primary-x" chart:style-name="ch5" chartooo:axis-type="auto">
            <chart:title svg:x="6.529cm" svg:y="15.828cm" chart:style-name="ch6">
              <text:p>Week</text:p>
            </chart:title>
            <chart:categories table:cell-range-address="'Per Match data'.S7:'Per Match data'.S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er Match data'.T7:'Per Match data'.T11" chart:label-cell-address="'Per Match data'.T3:'Per Match data'.T6" chart:class="chart:scatter">
            <chart:domain table:cell-range-address="'Per Match data'.S7:'Per Match data'.S11"/>
            <chart:data-point chart:repeated="5"/>
          </chart:series>
          <chart:series chart:style-name="ch10" chart:values-cell-range-address="'Per Match data'.U7:'Per Match data'.U11" chart:label-cell-address="'Per Match data'.U3:'Per Match data'.U6" chart:class="chart:scatter">
            <chart:data-point chart:repeated="5"/>
          </chart:series>
          <chart:series chart:style-name="ch11" chart:values-cell-range-address="'Per Match data'.V7:'Per Match data'.V11" chart:label-cell-address="'Per Match data'.V3:'Per Match data'.V6" chart:class="chart:scatter">
            <chart:data-point chart:repeated="5"/>
          </chart:series>
          <chart:series chart:style-name="ch12" chart:values-cell-range-address="'Per Match data'.W7:'Per Match data'.W11" chart:label-cell-address="'Per Match data'.W3:'Per Match data'.W6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m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qm</text:p>
                  </text:list-item>
                  <text:list-item>
                    <text:p/>
                  </text:list-item>
                </text:list>
                <draw:g>
                  <svg:desc>'Per Match data'.T3:'Per Match data'.T6</svg:desc>
                </draw:g>
              </table:table-cell>
              <table:table-cell office:value-type="string">
                <text:p>qf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qf</text:p>
                  </text:list-item>
                  <text:list-item>
                    <text:p/>
                  </text:list-item>
                </text:list>
                <draw:g>
                  <svg:desc>'Per Match data'.U3:'Per Match data'.U6</svg:desc>
                </draw:g>
              </table:table-cell>
              <table:table-cell office:value-type="string">
                <text:p>sf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f</text:p>
                  </text:list-item>
                  <text:list-item>
                    <text:p/>
                  </text:list-item>
                </text:list>
                <draw:g>
                  <svg:desc>'Per Match data'.V3:'Per Match data'.V6</svg:desc>
                </draw:g>
              </table:table-cell>
              <table:table-cell office:value-type="string">
                <text:p>f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1</text:p>
                  </text:list-item>
                  <text:list-item>
                    <text:p/>
                  </text:list-item>
                </text:list>
                <draw:g>
                  <svg:desc>'Per Match data'.W3:'Per Match data'.W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er Match data'.S7:'Per Match data'.S11</svg:desc>
                </draw:g>
              </table:table-cell>
              <table:table-cell office:value-type="float" office:value="3.272867">
                <text:p>3.272867</text:p>
                <draw:g>
                  <svg:desc>'Per Match data'.T7:'Per Match data'.T11</svg:desc>
                </draw:g>
              </table:table-cell>
              <table:table-cell office:value-type="float" office:value="4.566037">
                <text:p>4.566037</text:p>
                <draw:g>
                  <svg:desc>'Per Match data'.U7:'Per Match data'.U11</svg:desc>
                </draw:g>
              </table:table-cell>
              <table:table-cell office:value-type="float" office:value="4.825">
                <text:p>4.825</text:p>
                <draw:g>
                  <svg:desc>'Per Match data'.V7:'Per Match data'.V11</svg:desc>
                </draw:g>
              </table:table-cell>
              <table:table-cell office:value-type="float" office:value="4.9">
                <text:p>4.9</text:p>
                <draw:g>
                  <svg:desc>'Per Match data'.W7:'Per Match data'.W1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484268">
                <text:p>3.484268</text:p>
              </table:table-cell>
              <table:table-cell office:value-type="float" office:value="4.528138">
                <text:p>4.528138</text:p>
              </table:table-cell>
              <table:table-cell office:value-type="float" office:value="4.884956">
                <text:p>4.884956</text:p>
              </table:table-cell>
              <table:table-cell office:value-type="float" office:value="4.896551">
                <text:p>4.89655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857345">
                <text:p>3.857345</text:p>
              </table:table-cell>
              <table:table-cell office:value-type="float" office:value="4.593583">
                <text:p>4.593583</text:p>
              </table:table-cell>
              <table:table-cell office:value-type="float" office:value="4.877778">
                <text:p>4.877778</text:p>
              </table:table-cell>
              <table:table-cell office:value-type="float" office:value="5.081633">
                <text:p>5.0816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142497">
                <text:p>4.142497</text:p>
              </table:table-cell>
              <table:table-cell office:value-type="float" office:value="4.931937">
                <text:p>4.931937</text:p>
              </table:table-cell>
              <table:table-cell office:value-type="float" office:value="5.064516">
                <text:p>5.064516</text:p>
              </table:table-cell>
              <table:table-cell office:value-type="float" office:value="5.181818">
                <text:p>5.18181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186961">
                <text:p>4.186961</text:p>
              </table:table-cell>
              <table:table-cell office:value-type="float" office:value="4.933629">
                <text:p>4.933629</text:p>
              </table:table-cell>
              <table:table-cell office:value-type="float" office:value="4.948275">
                <text:p>4.948275</text:p>
              </table:table-cell>
              <table:table-cell office:value-type="float" office:value="5.120689">
                <text:p>5.1206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16.666cm" xlink:href=".." xlink:type="simple" chart:class="chart:line" chart:style-name="ch1">
        <chart:title svg:x="4.231cm" svg:y="0.469cm" chart:style-name="ch2">
          <text:p>Robots Reaching or Crossing in Auton</text:p>
        </chart:title>
        <chart:legend chart:legend-position="end" svg:x="13.873cm" svg:y="7.235cm" style:legend-expansion="high" chart:style-name="ch3"/>
        <chart:plot-area chart:style-name="ch4" table:cell-range-address="'Per Match data'.A3:'Per Match data'.E11" chart:data-source-has-labels="both" svg:x="0.77cm" svg:y="2.247cm" svg:width="12.463cm" svg:height="13.078cm">
          <chartooo:coordinate-region svg:x="1.682cm" svg:y="2.46cm" svg:width="11.457cm" svg:height="12.192cm"/>
          <chart:axis chart:dimension="x" chart:name="primary-x" chart:style-name="ch5" chartooo:axis-type="auto">
            <chartooo:date-scale/>
            <chart:title svg:x="6.534cm" svg:y="15.659cm" chart:style-name="ch6">
              <text:p>Week</text:p>
            </chart:title>
            <chart:categories table:cell-range-address="'Per Match data'.A7:'Per Match data'.A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er Match data'.B7:'Per Match data'.B11" chart:label-cell-address="'Per Match data'.B3:'Per Match data'.B6" chart:class="chart:line">
            <chart:data-point chart:repeated="5"/>
          </chart:series>
          <chart:series chart:style-name="ch10" chart:values-cell-range-address="'Per Match data'.C7:'Per Match data'.C11" chart:label-cell-address="'Per Match data'.C3:'Per Match data'.C6" chart:class="chart:line">
            <chart:data-point chart:repeated="5"/>
          </chart:series>
          <chart:series chart:style-name="ch11" chart:values-cell-range-address="'Per Match data'.D7:'Per Match data'.D11" chart:label-cell-address="'Per Match data'.D3:'Per Match data'.D6" chart:class="chart:line">
            <chart:data-point chart:repeated="5"/>
          </chart:series>
          <chart:series chart:style-name="ch12" chart:values-cell-range-address="'Per Match data'.E7:'Per Match data'.E11" chart:label-cell-address="'Per Match data'.E3:'Per Match data'.E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m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qm</text:p>
                  </text:list-item>
                  <text:list-item>
                    <text:p/>
                  </text:list-item>
                </text:list>
                <draw:g>
                  <svg:desc>'Per Match data'.B3:'Per Match data'.B6</svg:desc>
                </draw:g>
              </table:table-cell>
              <table:table-cell office:value-type="string">
                <text:p>qf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qf</text:p>
                  </text:list-item>
                  <text:list-item>
                    <text:p/>
                  </text:list-item>
                </text:list>
                <draw:g>
                  <svg:desc>'Per Match data'.C3:'Per Match data'.C6</svg:desc>
                </draw:g>
              </table:table-cell>
              <table:table-cell office:value-type="string">
                <text:p>sf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f</text:p>
                  </text:list-item>
                  <text:list-item>
                    <text:p/>
                  </text:list-item>
                </text:list>
                <draw:g>
                  <svg:desc>'Per Match data'.D3:'Per Match data'.D6</svg:desc>
                </draw:g>
              </table:table-cell>
              <table:table-cell office:value-type="string">
                <text:p>f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1</text:p>
                  </text:list-item>
                  <text:list-item>
                    <text:p/>
                  </text:list-item>
                </text:list>
                <draw:g>
                  <svg:desc>'Per Match data'.E3:'Per Match data'.E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er Match data'.A7:'Per Match data'.A11</svg:desc>
                </draw:g>
              </table:table-cell>
              <table:table-cell office:value-type="float" office:value="3.833974">
                <text:p>3.833974</text:p>
                <draw:g>
                  <svg:desc>'Per Match data'.B7:'Per Match data'.B11</svg:desc>
                </draw:g>
              </table:table-cell>
              <table:table-cell office:value-type="float" office:value="5.283019">
                <text:p>5.283019</text:p>
                <draw:g>
                  <svg:desc>'Per Match data'.C7:'Per Match data'.C11</svg:desc>
                </draw:g>
              </table:table-cell>
              <table:table-cell office:value-type="float" office:value="5.45">
                <text:p>5.45</text:p>
                <draw:g>
                  <svg:desc>'Per Match data'.D7:'Per Match data'.D11</svg:desc>
                </draw:g>
              </table:table-cell>
              <table:table-cell office:value-type="float" office:value="5.4">
                <text:p>5.4</text:p>
                <draw:g>
                  <svg:desc>'Per Match data'.E7:'Per Match data'.E1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121436">
                <text:p>4.121436</text:p>
              </table:table-cell>
              <table:table-cell office:value-type="float" office:value="5.484848">
                <text:p>5.484848</text:p>
              </table:table-cell>
              <table:table-cell office:value-type="float" office:value="5.530973">
                <text:p>5.530973</text:p>
              </table:table-cell>
              <table:table-cell office:value-type="float" office:value="5.603448">
                <text:p>5.60344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.408898">
                <text:p>4.408898</text:p>
              </table:table-cell>
              <table:table-cell office:value-type="float" office:value="5.438503">
                <text:p>5.438503</text:p>
              </table:table-cell>
              <table:table-cell office:value-type="float" office:value="5.5">
                <text:p>5.5</text:p>
              </table:table-cell>
              <table:table-cell office:value-type="float" office:value="5.653061">
                <text:p>5.6530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76797">
                <text:p>4.76797</text:p>
              </table:table-cell>
              <table:table-cell office:value-type="float" office:value="5.570681">
                <text:p>5.570681</text:p>
              </table:table-cell>
              <table:table-cell office:value-type="float" office:value="5.580645">
                <text:p>5.580645</text:p>
              </table:table-cell>
              <table:table-cell office:value-type="float" office:value="5.636364">
                <text:p>5.63636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793103">
                <text:p>4.793103</text:p>
              </table:table-cell>
              <table:table-cell office:value-type="float" office:value="5.579646">
                <text:p>5.579646</text:p>
              </table:table-cell>
              <table:table-cell office:value-type="float" office:value="5.689655">
                <text:p>5.689655</text:p>
              </table:table-cell>
              <table:table-cell office:value-type="float" office:value="5.724138">
                <text:p>5.7241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3cm" svg:height="8.987cm" xlink:href=".." xlink:type="simple" chart:class="chart:line" chart:style-name="ch1">
        <chart:title svg:x="4.587cm" svg:y="0.315cm" chart:style-name="ch2">
          <text:p>Mean Teleop Low Goals per Match</text:p>
        </chart:title>
        <chart:legend chart:legend-position="end" svg:x="13.845cm" svg:y="3.395cm" style:legend-expansion="high" chart:style-name="ch3"/>
        <chart:plot-area chart:style-name="ch4" table:cell-range-address="'Per Match data'.G13:'Per Match data'.K21" chart:data-source-has-labels="both" svg:x="0.769cm" svg:y="1.631cm" svg:width="12.438cm" svg:height="6.169cm">
          <chartooo:coordinate-region svg:x="1.867cm" svg:y="1.843cm" svg:width="11.246cm" svg:height="5.284cm"/>
          <chart:axis chart:dimension="x" chart:name="primary-x" chart:style-name="ch5" chartooo:axis-type="auto">
            <chartooo:date-scale/>
            <chart:title svg:x="6.521cm" svg:y="7.98cm" chart:style-name="ch6">
              <text:p>Week</text:p>
            </chart:title>
            <chart:categories table:cell-range-address="'Per Match data'.G17:'Per Match data'.G2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er Match data'.H17:'Per Match data'.H21" chart:label-cell-address="'Per Match data'.H13:'Per Match data'.H16" chart:class="chart:line">
            <chart:data-point chart:repeated="5"/>
          </chart:series>
          <chart:series chart:style-name="ch10" chart:values-cell-range-address="'Per Match data'.I17:'Per Match data'.I21" chart:label-cell-address="'Per Match data'.I13:'Per Match data'.I16" chart:class="chart:line">
            <chart:data-point chart:repeated="5"/>
          </chart:series>
          <chart:series chart:style-name="ch11" chart:values-cell-range-address="'Per Match data'.J17:'Per Match data'.J21" chart:label-cell-address="'Per Match data'.J13:'Per Match data'.J16" chart:class="chart:line">
            <chart:data-point chart:repeated="5"/>
          </chart:series>
          <chart:series chart:style-name="ch12" chart:values-cell-range-address="'Per Match data'.K17:'Per Match data'.K21" chart:label-cell-address="'Per Match data'.K13:'Per Match data'.K1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m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qm</text:p>
                  </text:list-item>
                  <text:list-item>
                    <text:p/>
                  </text:list-item>
                </text:list>
                <draw:g>
                  <svg:desc>'Per Match data'.H13:'Per Match data'.H16</svg:desc>
                </draw:g>
              </table:table-cell>
              <table:table-cell office:value-type="string">
                <text:p>qf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qf</text:p>
                  </text:list-item>
                  <text:list-item>
                    <text:p/>
                  </text:list-item>
                </text:list>
                <draw:g>
                  <svg:desc>'Per Match data'.I13:'Per Match data'.I16</svg:desc>
                </draw:g>
              </table:table-cell>
              <table:table-cell office:value-type="string">
                <text:p>sf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f</text:p>
                  </text:list-item>
                  <text:list-item>
                    <text:p/>
                  </text:list-item>
                </text:list>
                <draw:g>
                  <svg:desc>'Per Match data'.J13:'Per Match data'.J16</svg:desc>
                </draw:g>
              </table:table-cell>
              <table:table-cell office:value-type="string">
                <text:p>f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1</text:p>
                  </text:list-item>
                  <text:list-item>
                    <text:p/>
                  </text:list-item>
                </text:list>
                <draw:g>
                  <svg:desc>'Per Match data'.K13:'Per Match data'.K1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er Match data'.G17:'Per Match data'.G21</svg:desc>
                </draw:g>
              </table:table-cell>
              <table:table-cell office:value-type="float" office:value="2.738663">
                <text:p>2.738663</text:p>
                <draw:g>
                  <svg:desc>'Per Match data'.H17:'Per Match data'.H21</svg:desc>
                </draw:g>
              </table:table-cell>
              <table:table-cell office:value-type="float" office:value="6.100629">
                <text:p>6.100629</text:p>
                <draw:g>
                  <svg:desc>'Per Match data'.I17:'Per Match data'.I21</svg:desc>
                </draw:g>
              </table:table-cell>
              <table:table-cell office:value-type="float" office:value="7.3">
                <text:p>7.3</text:p>
                <draw:g>
                  <svg:desc>'Per Match data'.J17:'Per Match data'.J21</svg:desc>
                </draw:g>
              </table:table-cell>
              <table:table-cell office:value-type="float" office:value="7.5">
                <text:p>7.5</text:p>
                <draw:g>
                  <svg:desc>'Per Match data'.K17:'Per Match data'.K2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113078">
                <text:p>3.113078</text:p>
              </table:table-cell>
              <table:table-cell office:value-type="float" office:value="5.848485">
                <text:p>5.848485</text:p>
              </table:table-cell>
              <table:table-cell office:value-type="float" office:value="7.371681">
                <text:p>7.371681</text:p>
              </table:table-cell>
              <table:table-cell office:value-type="float" office:value="6.637931">
                <text:p>6.63793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989407">
                <text:p>3.989407</text:p>
              </table:table-cell>
              <table:table-cell office:value-type="float" office:value="6.497326">
                <text:p>6.497326</text:p>
              </table:table-cell>
              <table:table-cell office:value-type="float" office:value="7.711111">
                <text:p>7.711111</text:p>
              </table:table-cell>
              <table:table-cell office:value-type="float" office:value="9.020408">
                <text:p>9.0204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.18285">
                <text:p>5.18285</text:p>
              </table:table-cell>
              <table:table-cell office:value-type="float" office:value="8.062827">
                <text:p>8.062827</text:p>
              </table:table-cell>
              <table:table-cell office:value-type="float" office:value="8.344086">
                <text:p>8.344086</text:p>
              </table:table-cell>
              <table:table-cell office:value-type="float" office:value="7.068182">
                <text:p>7.06818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833513">
                <text:p>4.833513</text:p>
              </table:table-cell>
              <table:table-cell office:value-type="float" office:value="7.10177">
                <text:p>7.10177</text:p>
              </table:table-cell>
              <table:table-cell office:value-type="float" office:value="6.517241">
                <text:p>6.517241</text:p>
              </table:table-cell>
              <table:table-cell office:value-type="float" office:value="6.103448">
                <text:p>6.1034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3cm" svg:height="8.988cm" xlink:href=".." xlink:type="simple" chart:class="chart:line" chart:style-name="ch1">
        <chart:title svg:x="6.982cm" svg:y="0.315cm" chart:style-name="ch2">
          <text:p>Breaches</text:p>
        </chart:title>
        <chart:legend chart:legend-position="end" svg:x="13.845cm" svg:y="3.396cm" style:legend-expansion="high" chart:style-name="ch3"/>
        <chart:plot-area chart:style-name="ch4" table:cell-range-address="'Per Match data'.G23:'Per Match data'.K31" chart:data-source-has-labels="both" svg:x="0.769cm" svg:y="1.631cm" svg:width="12.438cm" svg:height="6.17cm">
          <chartooo:coordinate-region svg:x="1.681cm" svg:y="1.843cm" svg:width="11.432cm" svg:height="5.285cm"/>
          <chart:axis chart:dimension="x" chart:name="primary-x" chart:style-name="ch5" chartooo:axis-type="auto">
            <chartooo:date-scale/>
            <chart:title svg:x="6.521cm" svg:y="7.981cm" chart:style-name="ch6">
              <text:p>Week</text:p>
            </chart:title>
            <chart:categories table:cell-range-address="'Per Match data'.G27:'Per Match data'.G3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er Match data'.H27:'Per Match data'.H31" chart:label-cell-address="'Per Match data'.H23:'Per Match data'.H26" chart:class="chart:line">
            <chart:data-point chart:repeated="5"/>
          </chart:series>
          <chart:series chart:style-name="ch10" chart:values-cell-range-address="'Per Match data'.I27:'Per Match data'.I31" chart:label-cell-address="'Per Match data'.I23:'Per Match data'.I26" chart:class="chart:line">
            <chart:data-point chart:repeated="5"/>
          </chart:series>
          <chart:series chart:style-name="ch11" chart:values-cell-range-address="'Per Match data'.J27:'Per Match data'.J31" chart:label-cell-address="'Per Match data'.J23:'Per Match data'.J26" chart:class="chart:line">
            <chart:data-point chart:repeated="5"/>
          </chart:series>
          <chart:series chart:style-name="ch12" chart:values-cell-range-address="'Per Match data'.K27:'Per Match data'.K31" chart:label-cell-address="'Per Match data'.K23:'Per Match data'.K2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m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qm</text:p>
                  </text:list-item>
                  <text:list-item>
                    <text:p/>
                  </text:list-item>
                </text:list>
                <draw:g>
                  <svg:desc>'Per Match data'.H23:'Per Match data'.H26</svg:desc>
                </draw:g>
              </table:table-cell>
              <table:table-cell office:value-type="string">
                <text:p>qf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qf</text:p>
                  </text:list-item>
                  <text:list-item>
                    <text:p/>
                  </text:list-item>
                </text:list>
                <draw:g>
                  <svg:desc>'Per Match data'.I23:'Per Match data'.I26</svg:desc>
                </draw:g>
              </table:table-cell>
              <table:table-cell office:value-type="string">
                <text:p>sf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f</text:p>
                  </text:list-item>
                  <text:list-item>
                    <text:p/>
                  </text:list-item>
                </text:list>
                <draw:g>
                  <svg:desc>'Per Match data'.J23:'Per Match data'.J26</svg:desc>
                </draw:g>
              </table:table-cell>
              <table:table-cell office:value-type="string">
                <text:p>f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1</text:p>
                  </text:list-item>
                  <text:list-item>
                    <text:p/>
                  </text:list-item>
                </text:list>
                <draw:g>
                  <svg:desc>'Per Match data'.K23:'Per Match data'.K2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er Match data'.G27:'Per Match data'.G31</svg:desc>
                </draw:g>
              </table:table-cell>
              <table:table-cell office:value-type="float" office:value="1.030746">
                <text:p>1.030746</text:p>
                <draw:g>
                  <svg:desc>'Per Match data'.H27:'Per Match data'.H31</svg:desc>
                </draw:g>
              </table:table-cell>
              <table:table-cell office:value-type="float" office:value="1.698113">
                <text:p>1.698113</text:p>
                <draw:g>
                  <svg:desc>'Per Match data'.I27:'Per Match data'.I31</svg:desc>
                </draw:g>
              </table:table-cell>
              <table:table-cell office:value-type="float" office:value="1.725">
                <text:p>1.725</text:p>
                <draw:g>
                  <svg:desc>'Per Match data'.J27:'Per Match data'.J31</svg:desc>
                </draw:g>
              </table:table-cell>
              <table:table-cell office:value-type="float" office:value="1.85">
                <text:p>1.85</text:p>
                <draw:g>
                  <svg:desc>'Per Match data'.K27:'Per Match data'.K3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172075">
                <text:p>1.172075</text:p>
              </table:table-cell>
              <table:table-cell office:value-type="float" office:value="1.675325">
                <text:p>1.675325</text:p>
              </table:table-cell>
              <table:table-cell office:value-type="float" office:value="1.893805">
                <text:p>1.893805</text:p>
              </table:table-cell>
              <table:table-cell office:value-type="float" office:value="1.810345">
                <text:p>1.81034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290254">
                <text:p>1.290254</text:p>
              </table:table-cell>
              <table:table-cell office:value-type="float" office:value="1.609626">
                <text:p>1.609626</text:p>
              </table:table-cell>
              <table:table-cell office:value-type="float" office:value="1.744444">
                <text:p>1.744444</text:p>
              </table:table-cell>
              <table:table-cell office:value-type="float" office:value="1.836735">
                <text:p>1.83673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457755">
                <text:p>1.457755</text:p>
              </table:table-cell>
              <table:table-cell office:value-type="float" office:value="1.780105">
                <text:p>1.780105</text:p>
              </table:table-cell>
              <table:table-cell office:value-type="float" office:value="1.913978">
                <text:p>1.91397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450431">
                <text:p>1.450431</text:p>
              </table:table-cell>
              <table:table-cell office:value-type="float" office:value="1.743363">
                <text:p>1.743363</text:p>
              </table:table-cell>
              <table:table-cell office:value-type="float" office:value="1.844828">
                <text:p>1.844828</text:p>
              </table:table-cell>
              <table:table-cell office:value-type="float" office:value="1.896552">
                <text:p>1.89655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8.987cm" xlink:href=".." xlink:type="simple" chart:class="chart:line" chart:style-name="ch1">
        <chart:title svg:x="6.017cm" svg:y="0.315cm" chart:style-name="ch2">
          <text:p>Captures per Match</text:p>
        </chart:title>
        <chart:legend chart:legend-position="end" svg:x="13.873cm" svg:y="3.395cm" style:legend-expansion="high" chart:style-name="ch3"/>
        <chart:plot-area chart:style-name="ch4" table:cell-range-address="'Per Match data'.M23:'Per Match data'.Q31" chart:data-source-has-labels="both" svg:x="0.77cm" svg:y="1.631cm" svg:width="12.463cm" svg:height="6.169cm">
          <chartooo:coordinate-region svg:x="1.682cm" svg:y="1.843cm" svg:width="11.457cm" svg:height="5.284cm"/>
          <chart:axis chart:dimension="x" chart:name="primary-x" chart:style-name="ch5" chartooo:axis-type="auto">
            <chartooo:date-scale/>
            <chart:title svg:x="6.534cm" svg:y="7.98cm" chart:style-name="ch6">
              <text:p>Week</text:p>
            </chart:title>
            <chart:categories table:cell-range-address="'Per Match data'.M27:'Per Match data'.M3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er Match data'.N27:'Per Match data'.N31" chart:label-cell-address="'Per Match data'.N23:'Per Match data'.N26" chart:class="chart:line">
            <chart:data-point chart:repeated="5"/>
          </chart:series>
          <chart:series chart:style-name="ch10" chart:values-cell-range-address="'Per Match data'.O27:'Per Match data'.O31" chart:label-cell-address="'Per Match data'.O23:'Per Match data'.O26" chart:class="chart:line">
            <chart:data-point chart:repeated="5"/>
          </chart:series>
          <chart:series chart:style-name="ch11" chart:values-cell-range-address="'Per Match data'.P27:'Per Match data'.P31" chart:label-cell-address="'Per Match data'.P23:'Per Match data'.P26" chart:class="chart:line">
            <chart:data-point chart:repeated="5"/>
          </chart:series>
          <chart:series chart:style-name="ch12" chart:values-cell-range-address="'Per Match data'.Q27:'Per Match data'.Q31" chart:label-cell-address="'Per Match data'.Q23:'Per Match data'.Q2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m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qm</text:p>
                  </text:list-item>
                  <text:list-item>
                    <text:p/>
                  </text:list-item>
                </text:list>
                <draw:g>
                  <svg:desc>'Per Match data'.N23:'Per Match data'.N26</svg:desc>
                </draw:g>
              </table:table-cell>
              <table:table-cell office:value-type="string">
                <text:p>qf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qf</text:p>
                  </text:list-item>
                  <text:list-item>
                    <text:p/>
                  </text:list-item>
                </text:list>
                <draw:g>
                  <svg:desc>'Per Match data'.O23:'Per Match data'.O26</svg:desc>
                </draw:g>
              </table:table-cell>
              <table:table-cell office:value-type="string">
                <text:p>sf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f</text:p>
                  </text:list-item>
                  <text:list-item>
                    <text:p/>
                  </text:list-item>
                </text:list>
                <draw:g>
                  <svg:desc>'Per Match data'.P23:'Per Match data'.P26</svg:desc>
                </draw:g>
              </table:table-cell>
              <table:table-cell office:value-type="string">
                <text:p>f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1</text:p>
                  </text:list-item>
                  <text:list-item>
                    <text:p/>
                  </text:list-item>
                </text:list>
                <draw:g>
                  <svg:desc>'Per Match data'.Q23:'Per Match data'.Q2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er Match data'.M27:'Per Match data'.M31</svg:desc>
                </draw:g>
              </table:table-cell>
              <table:table-cell office:value-type="float" office:value="0.023059">
                <text:p>0.023059</text:p>
                <draw:g>
                  <svg:desc>'Per Match data'.N27:'Per Match data'.N31</svg:desc>
                </draw:g>
              </table:table-cell>
              <table:table-cell office:value-type="float" office:value="0.201258">
                <text:p>0.201258</text:p>
                <draw:g>
                  <svg:desc>'Per Match data'.O27:'Per Match data'.O31</svg:desc>
                </draw:g>
              </table:table-cell>
              <table:table-cell office:value-type="float" office:value="0.325">
                <text:p>0.325</text:p>
                <draw:g>
                  <svg:desc>'Per Match data'.P27:'Per Match data'.P31</svg:desc>
                </draw:g>
              </table:table-cell>
              <table:table-cell office:value-type="float" office:value="0.375">
                <text:p>0.375</text:p>
                <draw:g>
                  <svg:desc>'Per Match data'.Q27:'Per Match data'.Q3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66863">
                <text:p>0.066863</text:p>
              </table:table-cell>
              <table:table-cell office:value-type="float" office:value="0.242424">
                <text:p>0.242424</text:p>
              </table:table-cell>
              <table:table-cell office:value-type="float" office:value="0.469027">
                <text:p>0.469027</text:p>
              </table:table-cell>
              <table:table-cell office:value-type="float" office:value="0.517241">
                <text:p>0.51724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20763">
                <text:p>0.120763</text:p>
              </table:table-cell>
              <table:table-cell office:value-type="float" office:value="0.304813">
                <text:p>0.304813</text:p>
              </table:table-cell>
              <table:table-cell office:value-type="float" office:value="0.566667">
                <text:p>0.566667</text:p>
              </table:table-cell>
              <table:table-cell office:value-type="float" office:value="0.653061">
                <text:p>0.6530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32661">
                <text:p>0.232661</text:p>
              </table:table-cell>
              <table:table-cell office:value-type="float" office:value="0.565445">
                <text:p>0.565445</text:p>
              </table:table-cell>
              <table:table-cell office:value-type="float" office:value="0.763441">
                <text:p>0.763441</text:p>
              </table:table-cell>
              <table:table-cell office:value-type="float" office:value="0.954545">
                <text:p>0.95454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262931">
                <text:p>0.262931</text:p>
              </table:table-cell>
              <table:table-cell office:value-type="float" office:value="0.566372">
                <text:p>0.566372</text:p>
              </table:table-cell>
              <table:table-cell office:value-type="float" office:value="0.62069">
                <text:p>0.62069</text:p>
              </table:table-cell>
              <table:table-cell office:value-type="float" office:value="0.948276">
                <text:p>0.9482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